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34624" text:style-name="L1">
        <text:list-item>
          <text:p text:style-name="P3">Théorie</text:p>
        </text:list-item>
        <text:list-item>
          <text:p text:style-name="P3">Pratique</text:p>
          <text:list>
            <text:list-item>
              <text:p text:style-name="P3">introduction théorique</text:p>
            </text:list-item>
            <text:list-item>
              <text:p text:style-name="P3">methode</text:p>
              <text:list>
                <text:list-item>
                  <text:p text:style-name="P3">sujets</text:p>
                </text:list-item>
                <text:list-item>
                  <text:p text:style-name="P3">instrument – décrire la visée de chaque groupe de questions</text:p>
                </text:list-item>
                <text:list-item>
                  <text:p text:style-name="P3">procédure</text:p>
                </text:list-item>
              </text:list>
            </text:list-item>
            <text:list-item>
              <text:p text:style-name="P3">résultats</text:p>
            </text:list-item>
            <text:list-item>
              <text:p text:style-name="P3">discussion</text:p>
            </text:list-item>
          </text:list>
        </text:list-item>
      </text:list>
      <text:p text:style-name="Standard"/>
      <text:p text:style-name="Standard"/>
      <text:p text:style-name="P2"/>
      <text:p text:style-name="Standard"/>
      <text:p text:style-name="P1">analyse statistique</text:p>
      <text:p text:style-name="Standard"/>
      <text:list xml:id="list36326097" text:style-name="L2">
        <text:list-item>
          <text:p text:style-name="P4">un test t de Student’s est réalisé pour examiner les différences entre les deux groupes de sujets plus jeunes et plus vieux.</text:p>
        </text:list-item>
      </text:list>
      <text:p text:style-name="Standard"/>
      <text:p text:style-name="Standard">Résultats :</text:p>
      <text:list xml:id="list37361956" text:style-name="L3">
        <text:list-item>
          <text:p text:style-name="P5">différences constatées ont valeur statistique, pas systématique</text:p>
        </text:list-item>
        <text:list-item>
          <text:p text:style-name="P5">ne pas axer l'analyse sur l'étude des différences mais aussi relever similarités art 14</text:p>
        </text:list-item>
        <text:list-item>
          <text:p text:style-name="P5">attention à la taille des effets observé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rebuchet MS" svg:font-family="'Trebuchet MS'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1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2T15:57:10.64</meta:creation-date>
    <dc:date>2009-01-19T18:22:07.26</dc:date>
    <meta:editing-duration>PT02H28M28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15" meta:word-count="86" meta:character-count="517"/>
    <meta:user-defined meta:name="Info 1"/>
    <meta:user-defined meta:name="Info 2"/>
    <meta:user-defined meta:name="Info 3"/>
    <meta:user-defined meta:name="Info 4"/>
  </office:meta>
</office:document-meta>
</file>